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2248" calcext:value-type="float">
            <text:p>54.5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5672" calcext:value-type="float">
            <text:p>54.5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3208" calcext:value-type="float">
            <text:p>54.6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9056" calcext:value-type="float">
            <text:p>54.16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916" calcext:value-type="float">
            <text:p>54.2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4024" calcext:value-type="float">
            <text:p>54.2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7032" calcext:value-type="float">
            <text:p>53.9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42264" calcext:value-type="float">
            <text:p>51.6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96544" calcext:value-type="float">
            <text:p>51.5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200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8856" calcext:value-type="float">
            <text:p>48.7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7608" calcext:value-type="float">
            <text:p>47.9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27464" calcext:value-type="float">
            <text:p>47.5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97568" calcext:value-type="float">
            <text:p>47.5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7024" calcext:value-type="float">
            <text:p>47.8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2832" calcext:value-type="float">
            <text:p>47.0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8928" calcext:value-type="float">
            <text:p>47.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59952" calcext:value-type="float">
            <text:p>46.8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1376" calcext:value-type="float">
            <text:p>46.0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8112" calcext:value-type="float">
            <text:p>43.5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7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1816" calcext:value-type="float">
            <text:p>41.9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26792" calcext:value-type="float">
            <text:p>40.6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0544" calcext:value-type="float">
            <text:p>37.88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084" calcext:value-type="float">
            <text:p>37.2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6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5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702</text:p>
          </table:table-cell>
          <table:table-cell office:value-type="string" calcext:value-type="string">
            <text:p>Fieldton Quad</text:p>
          </table:table-cell>
          <table:table-cell office:value-type="string" calcext:value-type="string">
            <text:p>195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0" meta:object-count="0"/>
    <meta:user-defined meta:name="AppVersion">3.0</meta:user-defined>
  </office:meta>
</office:document-meta>
</file>